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65mm"/>
    </style:style>
    <style:style style:name="co3" style:family="table-column">
      <style:table-column-properties fo:break-before="auto" style:column-width="30.3mm"/>
    </style:style>
    <style:style style:name="co4" style:family="table-column">
      <style:table-column-properties fo:break-before="auto" style:column-width="48.82mm"/>
    </style:style>
    <style:style style:name="co5" style:family="table-column">
      <style:table-column-properties fo:break-before="auto" style:column-width="25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50"/>
    <style:style style:name="ce2" style:family="table-cell" style:parent-style-name="Default" style:data-style-name="N84"/>
    <style:style style:name="ce3" style:family="table-cell" style:parent-style-name="Default" style:data-style-name="N41"/>
  </office:automatic-styles>
  <office:body>
    <office:spreadsheet>
      <table:calculation-settings table:automatic-find-labels="false"/>
      <table:table table:name="classe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lass_id</text:p>
          </table:table-cell>
          <table:table-cell office:value-type="string" calcext:value-type="string">
            <text:p>class_name</text:p>
          </table:table-cell>
          <table:table-cell office:value-type="string" calcext:value-type="string">
            <text:p>class_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dy combat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dy balanc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dy attack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ep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ga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ot yog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umba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ersonal training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customer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customer_I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email</text:p>
          </table:table-cell>
          <table:table-cell table:style-name="Default" office:value-type="string" calcext:value-type="string">
            <text:p>sign_up_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riana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silva.adrianavc@gmail.com</text:p>
          </table:table-cell>
          <table:table-cell office:value-type="date" office:date-value="2020-01-01T14:29:49" calcext:value-type="date">
            <text:p>2020-01-01 14: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chrisbrooks@gmail.com</text:p>
          </table:table-cell>
          <table:table-cell office:value-type="date" office:date-value="2020-01-02T14:29:49" calcext:value-type="date">
            <text:p>2020-01-02 14: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ydee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haydee.lopez@gmail.com</text:p>
          </table:table-cell>
          <table:table-cell office:value-type="date" office:date-value="2020-01-03T14:29:49" calcext:value-type="date">
            <text:p>2020-01-03 14: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mark.ke@gmail.com</text:p>
          </table:table-cell>
          <table:table-cell office:value-type="date" office:date-value="2020-01-04T14:29:49" calcext:value-type="date">
            <text:p>2020-01-04 14: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smith@gmail.com</text:p>
          </table:table-cell>
          <table:table-cell office:value-type="date" office:date-value="2020-01-05T14:29:49" calcext:value-type="date">
            <text:p>2020-01-05 14: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off</text:p>
          </table:table-cell>
          <table:table-cell office:value-type="string" calcext:value-type="string">
            <text:p>Brooth</text:p>
          </table:table-cell>
          <table:table-cell office:value-type="string" calcext:value-type="string">
            <text:p>gbroo@gmail.com</text:p>
          </table:table-cell>
          <table:table-cell office:value-type="date" office:date-value="2020-01-06T14:29:49" calcext:value-type="date">
            <text:p>2020-01-06 14: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danny.lee@gmail.com</text:p>
          </table:table-cell>
          <table:table-cell office:value-type="date" office:date-value="2020-01-07T14:29:49" calcext:value-type="date">
            <text:p>2020-01-07 14: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Paz</text:p>
          </table:table-cell>
          <table:table-cell office:value-type="string" calcext:value-type="string">
            <text:p>mpaz@gmail.com</text:p>
          </table:table-cell>
          <table:table-cell office:value-type="date" office:date-value="2020-01-08T14:29:49" calcext:value-type="date">
            <text:p>2020-01-08 14: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nathan.cooper@gmail.com</text:p>
          </table:table-cell>
          <table:table-cell office:value-type="date" office:date-value="2020-01-09T14:29:49" calcext:value-type="date">
            <text:p>2020-01-09 14: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Britten</text:p>
          </table:table-cell>
          <table:table-cell office:value-type="string" calcext:value-type="string">
            <text:p>britten.jen@gmail.com</text:p>
          </table:table-cell>
          <table:table-cell office:value-type="date" office:date-value="2020-01-10T14:29:49" calcext:value-type="date">
            <text:p>2020-01-10 14:29</text:p>
          </table:table-cell>
        </table:table-row>
      </table:table>
      <table:table table:name="enrolments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enrolment_Id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schedule_Id</text:p>
          </table:table-cell>
          <table:table-cell table:style-name="Default" office:value-type="string" calcext:value-type="string">
            <text:p>dat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date" office:date-value="2020-01-06" calcext:value-type="date">
            <text:p>2020-01-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date" office:date-value="2020-01-07" calcext:value-type="date">
            <text:p>2020-01-0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20-01-08" calcext:value-type="date">
            <text:p>2020-01-0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date" office:date-value="2020-01-09" calcext:value-type="date">
            <text:p>2020-01-09</text:p>
          </table:table-cell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date" office:date-value="2020-01-10" calcext:value-type="date">
            <text:p>2020-01-1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06" calcext:value-type="date">
            <text:p>2020-01-0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date" office:date-value="2020-01-07" calcext:value-type="date">
            <text:p>2020-01-0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20-01-08" calcext:value-type="date">
            <text:p>2020-01-0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date" office:date-value="2020-01-07" calcext:value-type="date">
            <text:p>2020-01-0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date" office:date-value="2020-01-06" calcext:value-type="date">
            <text:p>2020-01-0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date" office:date-value="2020-01-07" calcext:value-type="date">
            <text:p>2020-01-0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20-01-08" calcext:value-type="date">
            <text:p>2020-01-0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date" office:date-value="2020-01-09" calcext:value-type="date">
            <text:p>2020-01-0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date" office:date-value="2020-01-10" calcext:value-type="date">
            <text:p>2020-01-1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date" office:date-value="2020-01-06" calcext:value-type="date">
            <text:p>2020-01-0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date" office:date-value="2020-01-07" calcext:value-type="date">
            <text:p>2020-01-0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20-01-08" calcext:value-type="date">
            <text:p>2020-01-0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date" office:date-value="2020-01-09" calcext:value-type="date">
            <text:p>2020-01-0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date" office:date-value="2020-01-10" calcext:value-type="date">
            <text:p>2020-01-1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date" office:date-value="2020-01-10" calcext:value-type="date">
            <text:p>2020-01-1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06" calcext:value-type="date">
            <text:p>2020-01-0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date" office:date-value="2020-01-07" calcext:value-type="date">
            <text:p>2020-01-0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date" office:date-value="2020-01-08" calcext:value-type="date">
            <text:p>2020-01-0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06" calcext:value-type="date">
            <text:p>2020-01-0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date" office:date-value="2020-01-07" calcext:value-type="date">
            <text:p>2020-01-0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date" office:date-value="2020-01-09" calcext:value-type="date">
            <text:p>2020-01-0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date" office:date-value="2020-01-06" calcext:value-type="date">
            <text:p>2020-01-0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date" office:date-value="2020-01-07" calcext:value-type="date">
            <text:p>2020-01-0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06" calcext:value-type="date">
            <text:p>2020-01-0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20-01-07" calcext:value-type="date">
            <text:p>2020-01-0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date" office:date-value="2020-01-07" calcext:value-type="date">
            <text:p>2020-01-0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date" office:date-value="2020-01-09" calcext:value-type="date">
            <text:p>2020-01-0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date" office:date-value="2020-01-10" calcext:value-type="date">
            <text:p>2020-01-10</text:p>
          </table:table-cell>
          <table:table-cell/>
        </table:table-row>
      </table:table>
      <table:table table:name="instructors" table:style-name="ta1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structor_I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jeff.dell@gmail.com</text:p>
          </table:table-cell>
          <table:table-cell office:value-type="string" calcext:value-type="string">
            <text:p>403-456-38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Orr</text:p>
          </table:table-cell>
          <table:table-cell office:value-type="string" calcext:value-type="string">
            <text:p>orr_sarah@gmail.com</text:p>
          </table:table-cell>
          <table:table-cell office:value-type="string" calcext:value-type="string">
            <text:p>587-578-94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luke.carla@gmail.com</text:p>
          </table:table-cell>
          <table:table-cell office:value-type="string" calcext:value-type="string">
            <text:p>403-589-94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mark.lee@gmail.com</text:p>
          </table:table-cell>
          <table:table-cell office:value-type="string" calcext:value-type="string">
            <text:p>587-492-02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mcdonald.james@gmail.com</text:p>
          </table:table-cell>
          <table:table-cell office:value-type="string" calcext:value-type="string">
            <text:p>403-987-3682</text:p>
          </table:table-cell>
        </table:table-row>
      </table:table>
      <table:table table:name="schedule" table:style-name="ta1">
        <table:table-column table:style-name="co1" table:number-columns-repeated="4" table:default-cell-style-name="Default"/>
        <table:table-column table:style-name="co5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schedule_Id</text:p>
          </table:table-cell>
          <table:table-cell office:value-type="string" calcext:value-type="string">
            <text:p>class_Id</text:p>
          </table:table-cell>
          <table:table-cell office:value-type="string" calcext:value-type="string">
            <text:p>instructor_Id</text:p>
          </table:table-cell>
          <table:table-cell office:value-type="string" calcext:value-type="string">
            <text:p>schedule_day</text:p>
          </table:table-cell>
          <table:table-cell table:style-name="Default" office:value-type="string" calcext:value-type="string">
            <text:p>schedule_time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day</text:p>
          </table:table-cell>
          <table:table-cell office:value-type="time" office:time-value="PT18H30M00S" calcext:value-type="time">
            <text:p>18:30: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day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esday</text:p>
          </table:table-cell>
          <table:table-cell office:value-type="time" office:time-value="PT08H30M00S" calcext:value-type="time">
            <text:p>08:30: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sday</text:p>
          </table:table-cell>
          <table:table-cell office:value-type="time" office:time-value="PT10H30M00S" calcext:value-type="time">
            <text:p>10:30: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dnesday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dnesday</text:p>
          </table:table-cell>
          <table:table-cell office:value-type="time" office:time-value="PT18H30M00S" calcext:value-type="time">
            <text:p>18:30: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hursday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ursday</text:p>
          </table:table-cell>
          <table:table-cell office:value-type="time" office:time-value="PT18H30M00S" calcext:value-type="time">
            <text:p>18:30: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day</text:p>
          </table:table-cell>
          <table:table-cell office:value-type="time" office:time-value="PT18H30M00S" calcext:value-type="time">
            <text:p>18:30: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day</text:p>
          </table:table-cell>
          <table:table-cell office:value-type="time" office:time-value="PT18H30M00S" calcext:value-type="time">
            <text:p>18:30:00</text:p>
          </table:table-cell>
          <table:table-cell office:value-type="string" calcext:value-type="string">
            <text:p>no</text:p>
          </table:table-cell>
        </table:table-row>
      </table:table>
      <table:named-expressions/>
      <table:database-ranges>
        <table:database-range table:name="__Anonymous_Sheet_DB__2" table:target-range-address="enrolments.D1:enrolments.D3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3:34:39.229272188</meta:creation-date>
    <dc:date>2020-02-24T16:02:38.311598615</dc:date>
    <meta:editing-duration>PT38M10S</meta:editing-duration>
    <meta:editing-cycles>2</meta:editing-cycles>
    <meta:generator>LibreOffice/5.1.6.2$Linux_X86_64 LibreOffice_project/10m0$Build-2</meta:generator>
    <meta:document-statistic meta:table-count="5" meta:cell-count="314" meta:object-count="0"/>
  </office:meta>
</office:document-meta>
</file>